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9.96mm"/>
    </style:style>
    <style:style style:name="co13" style:family="table-column">
      <style:table-column-properties fo:break-before="auto" style:column-width="26.35mm"/>
    </style:style>
    <style:style style:name="co14" style:family="table-column">
      <style:table-column-properties fo:break-before="auto" style:column-width="55.6mm"/>
    </style:style>
    <style:style style:name="co15" style:family="table-column">
      <style:table-column-properties fo:break-before="auto" style:column-width="67.91mm"/>
    </style:style>
    <style:style style:name="co16" style:family="table-column">
      <style:table-column-properties fo:break-before="auto" style:column-width="139.59mm"/>
    </style:style>
    <style:style style:name="co17" style:family="table-column">
      <style:table-column-properties fo:break-before="auto" style:column-width="36.11mm"/>
    </style:style>
    <style:style style:name="co18" style:family="table-column">
      <style:table-column-properties fo:break-before="auto" style:column-width="40.11mm"/>
    </style:style>
    <style:style style:name="co19" style:family="table-column">
      <style:table-column-properties fo:break-before="auto" style:column-width="144.7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18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 style:data-style-name="N50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EST_DCP_DOCUMENTFILTER_CONTAINS</text:p>
          </table:table-cell>
          <table:table-cell table:style-name="ce1" table:number-columns-repeated="2"/>
          <table:table-cell table:style-name="ce1" office:value-type="string" calcext:value-type="string">
            <text:p>TEST_DCP_DOCUMENTFILTER_CONTAINS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EXT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ex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ROW()*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LONGTEXT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Longtex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longtext</text:p>
          </table:table-cell>
          <table:table-cell table:style-name="ce5" table:formula="of:=ROW()*10" office:value-type="float" office:value="90" calcext:value-type="float">
            <text:p>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HTMLTEXT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Htmltex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htmltext</text:p>
          </table:table-cell>
          <table:table-cell table:style-name="ce5" table:formula="of:=ROW()*10" office:value-type="float" office:value="100" calcext:value-type="float">
            <text:p>1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Arra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table:formula="of:=ROW()*10" office:value-type="float" office:value="110" calcext:value-type="float">
            <text:p>1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A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120" calcext:value-type="float">
            <text:p>1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EXT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Tex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ROW()*10" office:value-type="float" office:value="130" calcext:value-type="float">
            <text:p>1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LONGTEXT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Longtex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longtext</text:p>
          </table:table-cell>
          <table:table-cell table:style-name="ce5" table:formula="of:=ROW()*10" office:value-type="float" office:value="140" calcext:value-type="float">
            <text:p>1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HTMLTEXT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Htmltex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htmltext</text:p>
          </table:table-cell>
          <table:table-cell table:style-name="ce5" table:formula="of:=ROW()*10" office:value-type="float" office:value="150" calcext:value-type="float">
            <text:p>1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6" table:default-cell-style-name="Default"/>
        <table:table-row table:style-name="ro3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CONTAINS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office:value-type="string" calcext:value-type="string">
            <text:p>s_longtext</text:p>
          </table:table-cell>
          <table:table-cell table:style-name="ce7" office:value-type="string" calcext:value-type="string">
            <text:p>s_htmltext</text:p>
          </table:table-cell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longtext</text:p>
          </table:table-cell>
          <table:table-cell table:style-name="ce7" office:value-type="string" calcext:value-type="string">
            <text:p>a_htmltext</text:p>
          </table:table-cell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CONTAINS</text:p>
          </table:table-cell>
          <table:table-cell table:style-name="ce3" office:value-type="string" calcext:value-type="string">
            <text:p>CONTAINS_1</text:p>
          </table:table-cell>
          <table:table-cell table:style-name="ce3" table:number-columns-repeated="13"/>
        </table:table-row>
        <table:table-row table:style-name="ro5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CONTAINS</text:p>
          </table:table-cell>
          <table:table-cell table:style-name="ce3" office:value-type="string" calcext:value-type="string">
            <text:p>CONTAINS_2</text:p>
          </table:table-cell>
          <table:table-cell table:style-name="ce3"/>
          <table:table-cell table:style-name="ce3" office:value-type="string" calcext:value-type="string">
            <text:p>Le petit cheval rouge</text:p>
          </table:table-cell>
          <table:table-cell table:style-name="ce3" office:value-type="string" calcext:value-type="string">
            <text:p>Le petit\ncheval rouge.</text:p>
          </table:table-cell>
          <table:table-cell table:style-name="ce3" office:value-type="string" calcext:value-type="string">
            <text:p>&lt;p&gt;Le &lt;b&gt;petit&lt;/b&gt;&lt;/p&gt;</text:p>
            <text:p>&lt;p&gt;&lt;em&gt;cheval&lt;/em&gt; rouge.&lt;/p&gt;</text:p>
          </table:table-cell>
          <table:table-cell table:style-name="ce3" office:value-type="string" calcext:value-type="string">
            <text:p>{</text:p>
            <text:p>"Le petit",</text:p>
            <text:p>"cheval rouge."</text:p>
            <text:p>}</text:p>
          </table:table-cell>
          <table:table-cell table:style-name="ce3" office:value-type="string" calcext:value-type="string">
            <text:p>{</text:p>
            <text:p>"Le\npetit",</text:p>
            <text:p>"cheval\nrouge"</text:p>
            <text:p>}</text:p>
          </table:table-cell>
          <table:table-cell table:style-name="ce3" office:value-type="string" calcext:value-type="string">
            <text:p>{</text:p>
            <text:p>"&lt;p&gt;Le &lt;b&gt;petit&lt;/b&gt;&lt;/p&gt;",</text:p>
            <text:p>"&lt;p&gt;&lt;em&gt;cheval&lt;/em&gt; rouge.&lt;/p&gt;"</text:p>
            <text:p>}</text:p>
          </table:table-cell>
          <table:table-cell table:style-name="ce3" table:number-columns-repeated="6"/>
        </table:table-row>
        <table:table-row table:style-name="ro5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CONTAINS</text:p>
          </table:table-cell>
          <table:table-cell table:style-name="ce3" office:value-type="string" calcext:value-type="string">
            <text:p>CONTAINS_3</text:p>
          </table:table-cell>
          <table:table-cell table:style-name="ce3"/>
          <table:table-cell table:style-name="ce3" office:value-type="string" calcext:value-type="string">
            <text:p>Les chevaux de couleur Rouge.</text:p>
          </table:table-cell>
          <table:table-cell table:style-name="ce10" office:value-type="string" calcext:value-type="string">
            <text:p>Les petits\nchevaux de couleur Rouge.</text:p>
          </table:table-cell>
          <table:table-cell table:style-name="ce3" office:value-type="string" calcext:value-type="string">
            <text:p>&lt;p&gt;Les &lt;b&gt;petits&lt;/b&gt;&lt;/p&gt;</text:p>
            <text:p>&lt;p&gt;&lt;em&gt;chevaux&lt;/em&gt; de couleur &lt;span style="color: red"&gt;Rouge&lt;/span&gt;.&lt;/p&gt;</text:p>
          </table:table-cell>
          <table:table-cell table:style-name="ce11" office:value-type="string" calcext:value-type="string">
            <text:p>{</text:p>
            <text:p>"Les chevaux",</text:p>
            <text:p>"de couleur Rouge."</text:p>
            <text:p>}</text:p>
          </table:table-cell>
          <table:table-cell table:style-name="ce12" office:value-type="string" calcext:value-type="string">
            <text:p>{</text:p>
            <text:p>"Les\nchevaux",</text:p>
            <text:p>"de\ncouleur\nRouge."</text:p>
            <text:p>}</text:p>
          </table:table-cell>
          <table:table-cell table:style-name="ce3" office:value-type="string" calcext:value-type="string">
            <text:p>{</text:p>
            <text:p>"&lt;p&gt;Les &lt;b&gt;petits&lt;/b&gt;&lt;/p&gt;",</text:p>
            <text:p>"&lt;p&gt;&lt;em&gt;chevaux&lt;/em&gt; de couleur &lt;span style=\"color: red\"&gt;Rouge&lt;/span&gt;.&lt;/p&gt;"</text:p>
            <text:p>}</text:p>
          </table:table-cell>
          <table:table-cell table:style-name="ce3" table:number-columns-repeated="6"/>
        </table:table-row>
        <table:table-row table:style-name="ro6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CONTAINS</text:p>
          </table:table-cell>
          <table:table-cell table:style-name="ce3" office:value-type="string" calcext:value-type="string">
            <text:p>CONTAINS_4</text:p>
          </table:table-cell>
          <table:table-cell table:style-name="ce3"/>
          <table:table-cell table:style-name="ce3" office:value-type="string" calcext:value-type="string">
            <text:p>Les moutons de Panurge.</text:p>
          </table:table-cell>
          <table:table-cell table:style-name="ce3" office:value-type="string" calcext:value-type="string">
            <text:p>Les moutons\nde Panurge.</text:p>
          </table:table-cell>
          <table:table-cell table:style-name="ce3" office:value-type="string" calcext:value-type="string">
            <text:p>&lt;p&gt;Les &lt;b&gt;moutons&lt;/b&gt;&lt;/p&gt;</text:p>
            <text:p>&lt;p&gt;de &lt;em&gt;Panurge&lt;/em&gt;.&lt;/p&gt;</text:p>
          </table:table-cell>
          <table:table-cell table:style-name="ce11" office:value-type="string" calcext:value-type="string">
            <text:p>{</text:p>
            <text:p>"Les moutons",</text:p>
            <text:p>"de Panurge."</text:p>
            <text:p>}</text:p>
          </table:table-cell>
          <table:table-cell table:style-name="ce12" office:value-type="string" calcext:value-type="string">
            <text:p>{</text:p>
            <text:p>"Les\nmoutons",</text:p>
            <text:p>"de\nPanurge."</text:p>
            <text:p>}</text:p>
          </table:table-cell>
          <table:table-cell table:style-name="ce3" office:value-type="string" calcext:value-type="string">
            <text:p>{</text:p>
            <text:p>"&lt;p&gt;Les &lt;b&gt;moutons&lt;/b&gt;&lt;/p&gt;",</text:p>
            <text:p>"&lt;p&gt;de &lt;em&gt;Panurge&lt;/em&gt;.&lt;/p&gt;"</text:p>
            <text:p>}</text:p>
          </table:table-cell>
          <table:table-cell table:style-name="ce3" table:number-columns-repeated="6"/>
        </table:table-row>
        <table:table-row table:style-name="ro7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CONTAINS</text:p>
          </table:table-cell>
          <table:table-cell table:style-name="ce3" office:value-type="string" calcext:value-type="string">
            <text:p>CONTAINS_5</text:p>
          </table:table-cell>
          <table:table-cell table:style-name="ce3"/>
          <table:table-cell table:style-name="ce3" office:value-type="string" calcext:value-type="string">
            <text:p>Éléphants hétérogènes.</text:p>
          </table:table-cell>
          <table:table-cell table:style-name="ce3" office:value-type="string" calcext:value-type="string">
            <text:p>Éléphants \nhétérogènes.</text:p>
          </table:table-cell>
          <table:table-cell table:style-name="ce3" office:value-type="string" calcext:value-type="string">
            <text:p>&lt;p&gt;&lt;b&gt;Éléphants&lt;/b&gt;&lt;/p&gt;</text:p>
            <text:p>&lt;p&gt;&lt;em&gt;hétérogènes&lt;/em&gt;.&lt;/p&gt;</text:p>
          </table:table-cell>
          <table:table-cell table:style-name="ce11" office:value-type="string" calcext:value-type="string">
            <text:p>{</text:p>
            <text:p>"Éléphants",</text:p>
            <text:p>"hétérogènes."</text:p>
            <text:p>}</text:p>
          </table:table-cell>
          <table:table-cell table:style-name="ce11" office:value-type="string" calcext:value-type="string">
            <text:p>{</text:p>
            <text:p>"Éléphants",</text:p>
            <text:p>"\nhétérogènes."</text:p>
            <text:p>}</text:p>
          </table:table-cell>
          <table:table-cell table:style-name="ce3" office:value-type="string" calcext:value-type="string">
            <text:p>{</text:p>
            <text:p>"&lt;p&gt;&lt;b&gt;Éléphants&lt;/b&gt;&lt;/p&gt;",</text:p>
            <text:p>"&lt;p&gt;&lt;em&gt;hétérogènes&lt;/em&gt;.&lt;/p&gt;"</text:p>
            <text:p>}</text:p>
          </table:table-cell>
          <table:table-cell table:style-name="ce3" table:number-columns-repeated="6"/>
        </table:table-row>
        <table:table-row table:style-name="ro1" table:number-rows-repeated="19">
          <table:table-cell table:style-name="ce3" table:number-columns-repeated="16"/>
        </table:table-row>
        <table:table-row table:style-name="ro1" table:number-rows-repeated="104854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7:03:22.914953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7:26:43.797961225</dc:date>
    <meta:generator>LibreOffice/6.0.7.3$Linux_X86_64 LibreOffice_project/00m0$Build-3</meta:generator>
    <meta:editing-duration>P1DT22H1M5S</meta:editing-duration>
    <meta:editing-cycles>109</meta:editing-cycles>
    <meta:document-statistic meta:table-count="2" meta:cell-count="162" meta:object-count="0"/>
  </office:meta>
</office:document-meta>
</file>